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5-03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4-12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4-09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4-06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4-03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3-12-1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3-09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3-06-0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3-03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2-12-0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2-09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2-06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2-03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1-12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1-09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1-06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1-03-1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0-12-1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0-09-0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20-06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9-12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9-09-1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9-06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9-03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8-12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8-09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8-06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8-03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7-12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7-09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7-06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7-03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3-02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2-07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2-02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1-07-1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1-06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1-05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1-04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1-03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1-02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1-01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0-12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0-11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0-10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0-09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0-08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10-07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7-08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6-08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6-06-3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4-08-18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4-05-19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4-02-1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3-11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3-08-1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3-05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3-02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2-11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2-08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2-05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2-0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1-11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1-08-0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1-05-0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1-02-1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0-11-0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0-08-1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2000-02-2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9-11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9-08-0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9-05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9-02-1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8-11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8-08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8-05-0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8-02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7-11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7-08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7-05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7-01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6-1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6-08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6-05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6-02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5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5-08-1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5-05-1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4-11-0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4-08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4-05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4-02-0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3-11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3-08-1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3-05-0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3-02-0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2-11-0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2-08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2-05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2-02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1-11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1-09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1-05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1-03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0-11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0-07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8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6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197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2" meta:object-count="0"/>
    <meta:user-defined meta:name="AppVersion">3.0</meta:user-defined>
  </office:meta>
</office:document-meta>
</file>